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8cm" style:rel-column-width="12327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4cm" style:rel-column-width="196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officeooo:rsid="0004ff16" officeooo:paragraph-rsid="0004ff16"/>
    </style:style>
    <style:style style:name="P8" style:family="paragraph" style:parent-style-name="Table_20_Contents">
      <style:text-properties officeooo:rsid="0004ff16" officeooo:paragraph-rsid="0004ff16"/>
    </style:style>
    <style:style style:name="P9" style:family="paragraph" style:parent-style-name="Table_20_Contents">
      <style:text-properties officeooo:rsid="0005e628" officeooo:paragraph-rsid="0005e628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12" style:family="paragraph" style:parent-style-name="Table_20_Contents">
      <style:text-properties officeooo:rsid="0007791a" officeooo:paragraph-rsid="0007791a"/>
    </style:style>
    <style:style style:name="P13" style:family="paragraph" style:parent-style-name="Table_20_Contents">
      <style:text-properties officeooo:rsid="00090e21" officeooo:paragraph-rsid="00090e21"/>
    </style:style>
    <style:style style:name="P14" style:family="paragraph" style:parent-style-name="Table_20_Contents">
      <style:text-properties officeooo:rsid="000b047a" officeooo:paragraph-rsid="000b047a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0b0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9">POST /authenticate/users/sign_in.json HTTP/1.1</text:p>
            <text:p text:style-name="P9">Host: localhost:3000</text:p>
            <text:p text:style-name="P9">Content-Type: application/json</text:p>
            <text:p text:style-name="P9">Accept-Encoding: application/json</text:p>
            <text:p text:style-name="P9">Cache-Control: no-cache</text:p>
            <text:p text:style-name="P9"><text:soft-page-break/>{</text:p>
            <text:p text:style-name="P9"><text:tab/>"user" : {</text:p>
            <text:p text:style-name="P9"><text:tab/><text:tab/>"login" : "bhargav.r.raut@gmail.com",</text:p>
            <text:p text:style-name="P9"><text:tab/><text:tab/>"password" : "cocostan"</text:p>
            <text:p text:style-name="P9"><text:tab/>},</text:p>
            <text:p text:style-name="P9"><text:tab/>"api_key":"021ee7d31b9c3f813546c63c25f1219921f52484d688e1f756b0fe33359c85b6",</text:p>
            <text:p text:style-name="P9"><text:tab/>"current_app_id":"5a5259cb421aa91664913ed1"</text:p>
            <text:p text:style-name="P9">}</text:p>
          </table:table-cell>
          <table:table-cell table:style-name="Table1.C2" office:value-type="string">
            <text:p text:style-name="P10">201: <text:span text:style-name="T3">Session</text:span> Created :</text:p>
            <text:p text:style-name="P7">{</text:p>
            <text:p text:style-name="P7"><text:s text:c="4"/>"authentication_token": "QfYbz8XPZ8r1-Q2UKmE8",</text:p>
            <text:p text:style-name="P7"><text:soft-page-break/><text:s text:c="4"/>"es": "4295e2f3ac349dc8343898ee8180642e53f6f4530f71e1016a52d1d135ac73dd"</text:p>
            <text:p text:style-name="P7">}</text:p>
            <text:p text:style-name="P7"/>
            <text:p text:style-name="P9">Further Action : Store the “authentication_token” and “es” received. It is valid for a period specified in rails app configuration file.</text:p>
            <text:p text:style-name="P7"/>
            <text:p text:style-name="P7"><text:span text:style-name="T2">401 : UnAuthenticated</text:span> </text:p>
            <text:p text:style-name="P9">{</text:p>
            <text:p text:style-name="P9"><text:s text:c="4"/>"success": false,</text:p>
            <text:p text:style-name="P9"><text:s text:c="4"/>"errors": [</text:p>
            <text:p text:style-name="P9"><text:s text:c="8"/>"u shall not pass LOL"</text:p>
            <text:p text:style-name="P9"><text:s text:c="4"/>]</text:p>
            <text:p text:style-name="P9"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Emai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Update User Password:</text:p>
            <text:p text:style-name="P13"/>
            <text:p text:style-name="P14">Use the authentication-token and es obtained when the user sign's in.</text:p>
            <text:p text:style-name="P14"/>
            <text:p text:style-name="P14">Also use the api_key and current_app id got previously.</text:p>
            <text:p text:style-name="P14"/>
            <text:p text:style-name="P14">Also add the same Aid(App Id) header.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Admz5Uzg532Awhjd2iKN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bhargav.r.raut@gmail.com",</text:p>
            <text:p text:style-name="P14"><text:tab/><text:tab/>"current_password": "cocostan",</text:p>
            <text:p text:style-name="P14"><text:tab/><text:tab/>"password": "cocostan111",</text:p>
            <text:p text:style-name="P14"><text:tab/><text:tab/>"password_confirmation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1">200 OK : Update successfull</text:p>
            <text:p text:style-name="P14"/>
            <text:p text:style-name="P14">{</text:p>
            <text:p text:style-name="P14"><text:s text:c="4"/>"authentication_token": "456KJnDg-pNzYLr9CnZt",</text:p>
            <text:p text:style-name="P14"><text:s text:c="4"/>"es": "2b3e06d4d7c7b13e96300ae0cd7f7409e3eb4a455a4ac1964a17fe0479fa9578"</text:p>
            <text:p text:style-name="P14">}</text:p>
            <text:p text:style-name="P14"/>
            <text:p text:style-name="P14">You will receive a new authentication token , please remember to save this. Es will remain the same as before.</text:p>
            <text:p text:style-name="P14"/>
            <text:p text:style-name="P11">Validation Errors: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3">Update <text:span text:style-name="T4">Any other user details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09T01:39:36.342641108</dc:date>
    <meta:editing-duration>PT1H25M55S</meta:editing-duration>
    <meta:editing-cycles>6</meta:editing-cycles>
    <meta:generator>LibreOffice/5.0.6.2$Linux_X86_64 LibreOffice_project/00m0$Build-2</meta:generator>
    <meta:document-statistic meta:table-count="1" meta:image-count="0" meta:object-count="0" meta:page-count="3" meta:paragraph-count="105" meta:word-count="375" meta:character-count="3197" meta:non-whitespace-character-count="2849"/>
  </office:meta>
</office:document-meta>
</file>